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text-properties fo:font-family="'Comic Sans MS'" style:font-family-generic="decorative" style:font-pitch="variable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style:style style:name="T2" style:family="text">
      <style:text-properties fo:font-family="'Comic Sans MS'" style:font-family-generic="decorative" style:font-pitch="variable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id="id1" draw:layer="layout" svg:width="1.264cm" svg:height="1.078cm" svg:x="1.429cm" svg:y="2.385cm">
            <text:p text:style-name="P1"><text:span text:style-name="T1">S1</text:span></text:p>
          </draw:rect>
          <draw:rect draw:style-name="gr1" draw:text-style-name="P2" draw:id="id2" draw:layer="layout" svg:width="1.264cm" svg:height="1.078cm" svg:x="3.833cm" svg:y="2.385cm">
            <text:p text:style-name="P1"><text:span text:style-name="T1">S2</text:span></text:p>
          </draw:rect>
          <draw:g draw:id="id3">
            <draw:rect draw:style-name="gr1" draw:text-style-name="P2" draw:layer="layout" svg:width="1.264cm" svg:height="1.078cm" svg:x="6.328cm" svg:y="2.385cm">
              <text:p text:style-name="P1"><text:span text:style-name="T1">S3</text:span></text:p>
            </draw:rect>
          </draw:g>
          <draw:connector draw:style-name="gr2" draw:layer="layout" draw:type="curve" svg:x1="2.061cm" svg:y1="2.385cm" svg:x2="4.465cm" svg:y2="2.385cm" draw:start-shape="id1" draw:start-glue-point="0" draw:end-shape="id2" draw:end-glue-point="0" svg:d="m2061 2385c0-751 2404-751 2404 0">
            <text:p/>
          </draw:connector>
          <draw:connector draw:style-name="gr2" draw:layer="layout" draw:type="curve" svg:x1="4.465cm" svg:y1="3.463cm" svg:x2="2.061cm" svg:y2="3.463cm" draw:start-shape="id2" draw:start-glue-point="2" draw:end-shape="id1" svg:d="m4465 3463c0 1201-2404 1201-2404 0">
            <text:p/>
          </draw:connector>
          <draw:connector draw:style-name="gr3" draw:layer="layout" draw:type="curve" draw:line-skew="0.658cm" svg:x1="2.061cm" svg:y1="3.463cm" svg:x2="6.96cm" svg:y2="3.463cm" draw:start-shape="id1" draw:start-glue-point="2" draw:end-shape="id3" svg:d="m2061 3463c0 2188 4899 2188 4899 0">
            <text:p/>
          </draw:connector>
          <draw:frame draw:style-name="gr4" draw:text-style-name="P3" draw:layer="layout" svg:width="0.434cm" svg:height="1.178cm" svg:x="4.986cm" svg:y="4.649cm">
            <draw:text-box>
              <text:p><text:span text:style-name="T2">a</text:span></text:p>
            </draw:text-box>
          </draw:frame>
          <draw:frame draw:style-name="gr4" draw:text-style-name="P3" draw:layer="layout" svg:width="0.434cm" svg:height="1.178cm" svg:x="2.99cm" svg:y="0.635cm">
            <draw:text-box>
              <text:p><text:span text:style-name="T2">a</text:span></text:p>
            </draw:text-box>
          </draw:frame>
          <draw:frame draw:style-name="gr4" draw:text-style-name="P3" draw:layer="layout" svg:width="0.506cm" svg:height="1.178cm" svg:x="4.306cm" svg:y="3.72cm">
            <draw:text-box>
              <text:p><text:span text:style-name="T2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creation-date>2003-09-08T23:11:34</meta:creation-date>
    <dc:date>2009-10-15T14:30:09</dc:date>
    <dc:language>en-US</dc:language>
    <meta:editing-cycles>7</meta:editing-cycles>
    <meta:editing-duration>PT00H18M44S</meta:editing-duration>
    <dc:creator>Paul Klint</dc:cre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